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926cm"/>
    </style:style>
    <style:style style:name="co2" style:family="table-column">
      <style:table-column-properties fo:break-before="auto" style:column-width="1.86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enet-small-with-all-average" table:style-name="ta1">
        <table:table-column table:style-name="co1" table:number-columns-repeated="5" table:default-cell-style-name="Default"/>
        <table:table-column table:style-name="co2" table:number-columns-repeated="6" table:default-cell-style-name="Default"/>
        <table:table-column table:style-name="co1" table:number-columns-repeated="53" table:default-cell-style-name="Default"/>
        <table:table-row table:style-name="ro1">
          <table:table-cell office:value-type="string" calcext:value-type="string">
            <text:p>name-uni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ak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output-lines / neurons</text:p>
          </table:table-cell>
          <table:table-cell office:value-type="string" calcext:value-type="string">
            <text:p>output-line-fanout</text:p>
          </table:table-cell>
          <table:table-cell office:value-type="string" calcext:value-type="string">
            <text:p>input-lines</text:p>
          </table:table-cell>
          <table:table-cell office:value-type="string" calcext:value-type="string">
            <text:p>crossbar-connections-per-input</text:p>
          </table:table-cell>
          <table:table-cell office:value-type="string" calcext:value-type="string">
            <text:p>input-spikes</text:p>
          </table:table-cell>
          <table:table-cell office:value-type="string" calcext:value-type="string">
            <text:p>total-connections (x’s)</text:p>
          </table:table-cell>
          <table:table-cell office:value-type="string" calcext:value-type="string">
            <text:p>crossbar-connections-per-output / synapses per neuron</text:p>
          </table:table-cell>
          <table:table-cell/>
          <table:table-cell office:value-type="string" calcext:value-type="string">
            <text:p>out-synapse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float" office:value="4006.6444" calcext:value-type="float">
            <text:p>4006.6444</text:p>
          </table:table-cell>
          <table:table-cell office:value-type="float" office:value="73734.3128" calcext:value-type="float">
            <text:p>73734.3128</text:p>
          </table:table-cell>
          <table:table-cell office:value-type="float" office:value="733.9409" calcext:value-type="float">
            <text:p>733.9409</text:p>
          </table:table-cell>
          <table:table-cell table:number-columns-repeated="8"/>
          <table:table-cell office:value-type="float" office:value="46.8911685994648" calcext:value-type="float">
            <text:p>46.891168599464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0:783]</text:p>
          </table:table-cell>
          <table:table-cell/>
          <table:table-cell table:number-columns-repeated="3" office:value-type="float" office:value="105.2359" calcext:value-type="float">
            <text:p>105.2359</text:p>
          </table:table-cell>
          <table:table-cell office:value-type="float" office:value="784" calcext:value-type="float">
            <text:p>784</text:p>
          </table:table-cell>
          <table:table-cell table:formula="of:=[$layers.C2]" office:value-type="float" office:value="6" calcext:value-type="float">
            <text:p>6</text:p>
          </table:table-cell>
          <table:table-cell table:number-columns-repeated="6"/>
          <table:table-cell office:value-type="float" office:value="137.418367346939" calcext:value-type="float">
            <text:p>137.41836734693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84:1567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49.6171" calcext:value-type="float">
            <text:p>49.6171</text:p>
          </table:table-cell>
          <table:table-cell table:formula="of:=28*28" office:value-type="float" office:value="784" calcext:value-type="float">
            <text:p>784</text:p>
          </table:table-cell>
          <table:table-cell table:formula="of:=[layers.C3]" office:value-type="float" office:value="1" calcext:value-type="float">
            <text:p>1</text:p>
          </table:table-cell>
          <table:table-cell table:formula="of:=[.F3]*[layers.B3]" office:value-type="float" office:value="784" calcext:value-type="float">
            <text:p>784</text:p>
          </table:table-cell>
          <table:table-cell table:formula="of:=[.K4]/[.H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layers.B3]*[.F3]*[.N3]/[.G3]" office:value-type="float" office:value="17956" calcext:value-type="float">
            <text:p>17956</text:p>
          </table:table-cell>
          <table:table-cell table:formula="of:=[.K4]/[.F4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1568:2351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43.5754" calcext:value-type="float">
            <text:p>43.5754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5]/[.F5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352:3135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41.8123" calcext:value-type="float">
            <text:p>41.8123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6]/[.F6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136:3919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41.1986" calcext:value-type="float">
            <text:p>41.1986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7]/[.F7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920:4703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30.0282" calcext:value-type="float">
            <text:p>30.0282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8]/[.F8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4704:5487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70.4542" calcext:value-type="float">
            <text:p>70.4542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9]/[.F9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5488:5683]</text:p>
          </table:table-cell>
          <table:table-cell office:value-type="string" calcext:value-type="string">
            <text:p>convolution</text:p>
          </table:table-cell>
          <table:table-cell office:value-type="float" office:value="26.8831" calcext:value-type="float">
            <text:p>26.8831</text:p>
          </table:table-cell>
          <table:table-cell office:value-type="float" office:value="49.6171" calcext:value-type="float">
            <text:p>49.6171</text:p>
          </table:table-cell>
          <table:table-cell office:value-type="float" office:value="26.8831" calcext:value-type="float">
            <text:p>26.8831</text:p>
          </table:table-cell>
          <table:table-cell table:formula="of:=14*14" office:value-type="float" office:value="196" calcext:value-type="float">
            <text:p>196</text:p>
          </table:table-cell>
          <table:table-cell table:formula="of:=[layers.C4]" office:value-type="float" office:value="16" calcext:value-type="float">
            <text:p>16</text:p>
          </table:table-cell>
          <table:table-cell table:formula="of:=[.F9]*[layers.B4]" office:value-type="float" office:value="784" calcext:value-type="float">
            <text:p>784</text:p>
          </table:table-cell>
          <table:table-cell table:formula="of:=[.K10]/[.H10]" office:value-type="float" office:value="1" calcext:value-type="float">
            <text:p>1</text:p>
          </table:table-cell>
          <table:table-cell table:formula="of:=[.E4]" office:value-type="float" office:value="49.6171" calcext:value-type="float">
            <text:p>49.6171</text:p>
          </table:table-cell>
          <table:table-cell table:formula="of:=[layers.B4]*[.F9]*[.N9]/[.G9]" office:value-type="float" office:value="784" calcext:value-type="float">
            <text:p>784</text:p>
          </table:table-cell>
          <table:table-cell table:formula="of:=[.K10]/[.F10]" office:value-type="float" office:value="4" calcext:value-type="float">
            <text:p>4</text:p>
          </table:table-cell>
          <table:table-cell/>
          <table:table-cell office:value-type="float" office:value="204.081632653061" calcext:value-type="float">
            <text:p>204.08163265306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5684:5879]</text:p>
          </table:table-cell>
          <table:table-cell office:value-type="string" calcext:value-type="string">
            <text:p>convolution</text:p>
          </table:table-cell>
          <table:table-cell office:value-type="float" office:value="22.4712" calcext:value-type="float">
            <text:p>22.4712</text:p>
          </table:table-cell>
          <table:table-cell office:value-type="float" office:value="43.5754" calcext:value-type="float">
            <text:p>43.5754</text:p>
          </table:table-cell>
          <table:table-cell office:value-type="float" office:value="22.4712" calcext:value-type="float">
            <text:p>22.4712</text:p>
          </table:table-cell>
          <table:table-cell table:formula="of:=[.F$10]" office:value-type="float" office:value="196" calcext:value-type="float">
            <text:p>196</text:p>
          </table:table-cell>
          <table:table-cell table:formula="of:=[.G$10]" office:value-type="float" office:value="16" calcext:value-type="float">
            <text:p>16</text:p>
          </table:table-cell>
          <table:table-cell table:formula="of:=[.H$10]" office:value-type="float" office:value="784" calcext:value-type="float">
            <text:p>784</text:p>
          </table:table-cell>
          <table:table-cell table:formula="of:=[.I$10]" office:value-type="float" office:value="1" calcext:value-type="float">
            <text:p>1</text:p>
          </table:table-cell>
          <table:table-cell table:formula="of:=[.E5]" office:value-type="float" office:value="43.5754" calcext:value-type="float">
            <text:p>43.5754</text:p>
          </table:table-cell>
          <table:table-cell table:formula="of:=[.K$10]" office:value-type="float" office:value="784" calcext:value-type="float">
            <text:p>784</text:p>
          </table:table-cell>
          <table:table-cell table:formula="of:=[.K11]/[.F11]" office:value-type="float" office:value="4" calcext:value-type="float">
            <text:p>4</text:p>
          </table:table-cell>
          <table:table-cell/>
          <table:table-cell office:value-type="float" office:value="204.081632653061" calcext:value-type="float">
            <text:p>204.08163265306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5880:6075]</text:p>
          </table:table-cell>
          <table:table-cell office:value-type="string" calcext:value-type="string">
            <text:p>convolution</text:p>
          </table:table-cell>
          <table:table-cell office:value-type="float" office:value="24.4956" calcext:value-type="float">
            <text:p>24.4956</text:p>
          </table:table-cell>
          <table:table-cell office:value-type="float" office:value="41.8123" calcext:value-type="float">
            <text:p>41.8123</text:p>
          </table:table-cell>
          <table:table-cell office:value-type="float" office:value="24.4956" calcext:value-type="float">
            <text:p>24.4956</text:p>
          </table:table-cell>
          <table:table-cell table:formula="of:=[.F$10]" office:value-type="float" office:value="196" calcext:value-type="float">
            <text:p>196</text:p>
          </table:table-cell>
          <table:table-cell table:formula="of:=[.G$10]" office:value-type="float" office:value="16" calcext:value-type="float">
            <text:p>16</text:p>
          </table:table-cell>
          <table:table-cell table:formula="of:=[.H$10]" office:value-type="float" office:value="784" calcext:value-type="float">
            <text:p>784</text:p>
          </table:table-cell>
          <table:table-cell table:formula="of:=[.I$10]" office:value-type="float" office:value="1" calcext:value-type="float">
            <text:p>1</text:p>
          </table:table-cell>
          <table:table-cell table:formula="of:=[.E6]" office:value-type="float" office:value="41.8123" calcext:value-type="float">
            <text:p>41.8123</text:p>
          </table:table-cell>
          <table:table-cell table:formula="of:=[.K$10]" office:value-type="float" office:value="784" calcext:value-type="float">
            <text:p>784</text:p>
          </table:table-cell>
          <table:table-cell table:formula="of:=[.K12]/[.F12]" office:value-type="float" office:value="4" calcext:value-type="float">
            <text:p>4</text:p>
          </table:table-cell>
          <table:table-cell/>
          <table:table-cell office:value-type="float" office:value="204.081632653061" calcext:value-type="float">
            <text:p>204.08163265306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6076:6271]</text:p>
          </table:table-cell>
          <table:table-cell office:value-type="string" calcext:value-type="string">
            <text:p>convolution</text:p>
          </table:table-cell>
          <table:table-cell office:value-type="float" office:value="20.807" calcext:value-type="float">
            <text:p>20.807</text:p>
          </table:table-cell>
          <table:table-cell office:value-type="float" office:value="41.1986" calcext:value-type="float">
            <text:p>41.1986</text:p>
          </table:table-cell>
          <table:table-cell office:value-type="float" office:value="20.807" calcext:value-type="float">
            <text:p>20.807</text:p>
          </table:table-cell>
          <table:table-cell table:formula="of:=[.F$10]" office:value-type="float" office:value="196" calcext:value-type="float">
            <text:p>196</text:p>
          </table:table-cell>
          <table:table-cell table:formula="of:=[.G$10]" office:value-type="float" office:value="16" calcext:value-type="float">
            <text:p>16</text:p>
          </table:table-cell>
          <table:table-cell table:formula="of:=[.H$10]" office:value-type="float" office:value="784" calcext:value-type="float">
            <text:p>784</text:p>
          </table:table-cell>
          <table:table-cell table:formula="of:=[.I$10]" office:value-type="float" office:value="1" calcext:value-type="float">
            <text:p>1</text:p>
          </table:table-cell>
          <table:table-cell table:formula="of:=[.E7]" office:value-type="float" office:value="41.1986" calcext:value-type="float">
            <text:p>41.1986</text:p>
          </table:table-cell>
          <table:table-cell table:formula="of:=[.K$10]" office:value-type="float" office:value="784" calcext:value-type="float">
            <text:p>784</text:p>
          </table:table-cell>
          <table:table-cell table:formula="of:=[.K13]/[.F13]" office:value-type="float" office:value="4" calcext:value-type="float">
            <text:p>4</text:p>
          </table:table-cell>
          <table:table-cell/>
          <table:table-cell office:value-type="float" office:value="204.081632653061" calcext:value-type="float">
            <text:p>204.08163265306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6272:6467]</text:p>
          </table:table-cell>
          <table:table-cell office:value-type="string" calcext:value-type="string">
            <text:p>convolution</text:p>
          </table:table-cell>
          <table:table-cell office:value-type="float" office:value="17.4246" calcext:value-type="float">
            <text:p>17.4246</text:p>
          </table:table-cell>
          <table:table-cell office:value-type="float" office:value="30.0282" calcext:value-type="float">
            <text:p>30.0282</text:p>
          </table:table-cell>
          <table:table-cell office:value-type="float" office:value="17.4246" calcext:value-type="float">
            <text:p>17.4246</text:p>
          </table:table-cell>
          <table:table-cell table:formula="of:=[.F$10]" office:value-type="float" office:value="196" calcext:value-type="float">
            <text:p>196</text:p>
          </table:table-cell>
          <table:table-cell table:formula="of:=[.G$10]" office:value-type="float" office:value="16" calcext:value-type="float">
            <text:p>16</text:p>
          </table:table-cell>
          <table:table-cell table:formula="of:=[.H$10]" office:value-type="float" office:value="784" calcext:value-type="float">
            <text:p>784</text:p>
          </table:table-cell>
          <table:table-cell table:formula="of:=[.I$10]" office:value-type="float" office:value="1" calcext:value-type="float">
            <text:p>1</text:p>
          </table:table-cell>
          <table:table-cell table:formula="of:=[.E8]" office:value-type="float" office:value="30.0282" calcext:value-type="float">
            <text:p>30.0282</text:p>
          </table:table-cell>
          <table:table-cell table:formula="of:=[.K$10]" office:value-type="float" office:value="784" calcext:value-type="float">
            <text:p>784</text:p>
          </table:table-cell>
          <table:table-cell table:formula="of:=[.K14]/[.F14]" office:value-type="float" office:value="4" calcext:value-type="float">
            <text:p>4</text:p>
          </table:table-cell>
          <table:table-cell/>
          <table:table-cell office:value-type="float" office:value="204.081632653061" calcext:value-type="float">
            <text:p>204.08163265306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6468:6663]</text:p>
          </table:table-cell>
          <table:table-cell office:value-type="string" calcext:value-type="string">
            <text:p>convolution</text:p>
          </table:table-cell>
          <table:table-cell office:value-type="float" office:value="30.7823" calcext:value-type="float">
            <text:p>30.7823</text:p>
          </table:table-cell>
          <table:table-cell office:value-type="float" office:value="70.4542" calcext:value-type="float">
            <text:p>70.4542</text:p>
          </table:table-cell>
          <table:table-cell office:value-type="float" office:value="30.7823" calcext:value-type="float">
            <text:p>30.7823</text:p>
          </table:table-cell>
          <table:table-cell table:formula="of:=[.F$10]" office:value-type="float" office:value="196" calcext:value-type="float">
            <text:p>196</text:p>
          </table:table-cell>
          <table:table-cell table:formula="of:=[.G$10]" office:value-type="float" office:value="16" calcext:value-type="float">
            <text:p>16</text:p>
          </table:table-cell>
          <table:table-cell table:formula="of:=[.H$10]" office:value-type="float" office:value="784" calcext:value-type="float">
            <text:p>784</text:p>
          </table:table-cell>
          <table:table-cell table:formula="of:=[.I$10]" office:value-type="float" office:value="1" calcext:value-type="float">
            <text:p>1</text:p>
          </table:table-cell>
          <table:table-cell table:formula="of:=[.E9]" office:value-type="float" office:value="70.4542" calcext:value-type="float">
            <text:p>70.4542</text:p>
          </table:table-cell>
          <table:table-cell table:formula="of:=[.K$10]" office:value-type="float" office:value="784" calcext:value-type="float">
            <text:p>784</text:p>
          </table:table-cell>
          <table:table-cell table:formula="of:=[.K15]/[.F15]" office:value-type="float" office:value="4" calcext:value-type="float">
            <text:p>4</text:p>
          </table:table-cell>
          <table:table-cell/>
          <table:table-cell office:value-type="float" office:value="204.081632653061" calcext:value-type="float">
            <text:p>204.08163265306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6664:6763]</text:p>
          </table:table-cell>
          <table:table-cell office:value-type="string" calcext:value-type="string">
            <text:p>convolution</text:p>
          </table:table-cell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6.8769" calcext:value-type="float">
            <text:p>6.8769</text:p>
          </table:table-cell>
          <table:table-cell table:formula="of:=10*10" office:value-type="float" office:value="100" calcext:value-type="float">
            <text:p>100</text:p>
          </table:table-cell>
          <table:table-cell table:formula="of:=[layers.C5]" office:value-type="float" office:value="1" calcext:value-type="float">
            <text:p>1</text:p>
          </table:table-cell>
          <table:table-cell table:formula="of:=[.F15]*[layers.B5]" office:value-type="float" office:value="1176" calcext:value-type="float">
            <text:p>1176</text:p>
          </table:table-cell>
          <table:table-cell table:formula="of:=[.K16]/[.H16]" office:value-type="float" office:value="12.7551020408163" calcext:value-type="float">
            <text:p>12.7551020408163</text:p>
          </table:table-cell>
          <table:table-cell table:formula="of:=SUM([.E10:.E15])" office:value-type="float" office:value="142.8638" calcext:value-type="float">
            <text:p>142.8638</text:p>
          </table:table-cell>
          <table:table-cell table:formula="of:=[layers.B5]*[.F15]*[.N15]/[.G15]" office:value-type="float" office:value="15000" calcext:value-type="float">
            <text:p>15000</text:p>
          </table:table-cell>
          <table:table-cell table:formula="of:=[.K16]/[.F16]"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6764:6863]</text:p>
          </table:table-cell>
          <table:table-cell office:value-type="string" calcext:value-type="string">
            <text:p>convolution</text:p>
          </table:table-cell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4.1563" calcext:value-type="float">
            <text:p>4.1563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formula="of:=[.K17]/[.F17]"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6864:6963]</text:p>
          </table:table-cell>
          <table:table-cell office:value-type="string" calcext:value-type="string">
            <text:p>convolution</text:p>
          </table:table-cell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5.5445" calcext:value-type="float">
            <text:p>5.5445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formula="of:=[.K18]/[.F18]"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6964:7063]</text:p>
          </table:table-cell>
          <table:table-cell office:value-type="string" calcext:value-type="string">
            <text:p>convolution</text:p>
          </table:table-cell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10.3487" calcext:value-type="float">
            <text:p>10.3487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formula="of:=[.K19]/[.F19]"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064:7163]</text:p>
          </table:table-cell>
          <table:table-cell office:value-type="string" calcext:value-type="string">
            <text:p>convolution</text:p>
          </table:table-cell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5.8363" calcext:value-type="float">
            <text:p>5.8363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formula="of:=[.K20]/[.F20]"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164:7263]</text:p>
          </table:table-cell>
          <table:table-cell office:value-type="string" calcext:value-type="string">
            <text:p>convolution</text:p>
          </table:table-cell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7.3378" calcext:value-type="float">
            <text:p>7.3378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formula="of:=[.K21]/[.F21]"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264:7363]</text:p>
          </table:table-cell>
          <table:table-cell office:value-type="string" calcext:value-type="string">
            <text:p>convolution</text:p>
          </table:table-cell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6.4275" calcext:value-type="float">
            <text:p>6.4275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formula="of:=[.K22]/[.F22]"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364:7463]</text:p>
          </table:table-cell>
          <table:table-cell office:value-type="string" calcext:value-type="string">
            <text:p>convolution</text:p>
          </table:table-cell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4.3844" calcext:value-type="float">
            <text:p>4.3844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formula="of:=[.K23]/[.F23]"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464:7563]</text:p>
          </table:table-cell>
          <table:table-cell office:value-type="string" calcext:value-type="string">
            <text:p>convolution</text:p>
          </table:table-cell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5.6478" calcext:value-type="float">
            <text:p>5.6478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formula="of:=[.K24]/[.F24]"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564:7663]</text:p>
          </table:table-cell>
          <table:table-cell office:value-type="string" calcext:value-type="string">
            <text:p>convolution</text:p>
          </table:table-cell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1.1231" calcext:value-type="float">
            <text:p>1.1231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formula="of:=[.K25]/[.F25]"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664:7763]</text:p>
          </table:table-cell>
          <table:table-cell office:value-type="string" calcext:value-type="string">
            <text:p>convolution</text:p>
          </table:table-cell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4.3551" calcext:value-type="float">
            <text:p>4.3551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formula="of:=[.K26]/[.F26]"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764:7863]</text:p>
          </table:table-cell>
          <table:table-cell office:value-type="string" calcext:value-type="string">
            <text:p>convolution</text:p>
          </table:table-cell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7.3167" calcext:value-type="float">
            <text:p>7.3167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formula="of:=[.K27]/[.F27]"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864:7963]</text:p>
          </table:table-cell>
          <table:table-cell office:value-type="string" calcext:value-type="string">
            <text:p>convolution</text:p>
          </table:table-cell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6.464" calcext:value-type="float">
            <text:p>6.464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formula="of:=[.K28]/[.F28]"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964:8063]</text:p>
          </table:table-cell>
          <table:table-cell office:value-type="string" calcext:value-type="string">
            <text:p>convolution</text:p>
          </table:table-cell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8.2615" calcext:value-type="float">
            <text:p>8.2615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formula="of:=[.K29]/[.F29]"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064:8163]</text:p>
          </table:table-cell>
          <table:table-cell office:value-type="string" calcext:value-type="string">
            <text:p>convolution</text:p>
          </table:table-cell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4.815" calcext:value-type="float">
            <text:p>4.815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formula="of:=[.K30]/[.F30]"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164:8263]</text:p>
          </table:table-cell>
          <table:table-cell office:value-type="string" calcext:value-type="string">
            <text:p>convolution</text:p>
          </table:table-cell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3.8697" calcext:value-type="float">
            <text:p>3.8697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formula="of:=[.K31]/[.F31]"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264:8288]</text:p>
          </table:table-cell>
          <table:table-cell office:value-type="string" calcext:value-type="string">
            <text:p>convolution</text:p>
          </table:table-cell>
          <table:table-cell office:value-type="float" office:value="4.2057" calcext:value-type="float">
            <text:p>4.2057</text:p>
          </table:table-cell>
          <table:table-cell office:value-type="float" office:value="6.8769" calcext:value-type="float">
            <text:p>6.8769</text:p>
          </table:table-cell>
          <table:table-cell office:value-type="float" office:value="4.2057" calcext:value-type="float">
            <text:p>4.2057</text:p>
          </table:table-cell>
          <table:table-cell table:formula="of:=5*5" office:value-type="float" office:value="25" calcext:value-type="float">
            <text:p>25</text:p>
          </table:table-cell>
          <table:table-cell table:formula="of:=[layers.C6]" office:value-type="float" office:value="1" calcext:value-type="float">
            <text:p>1</text:p>
          </table:table-cell>
          <table:table-cell table:formula="of:=[.F31]*[layers.B6]" office:value-type="float" office:value="100" calcext:value-type="float">
            <text:p>100</text:p>
          </table:table-cell>
          <table:table-cell table:formula="of:=[.K32]/[.H32]" office:value-type="float" office:value="1" calcext:value-type="float">
            <text:p>1</text:p>
          </table:table-cell>
          <table:table-cell table:formula="of:=[.E16]" office:value-type="float" office:value="6.8769" calcext:value-type="float">
            <text:p>6.8769</text:p>
          </table:table-cell>
          <table:table-cell table:formula="of:=[layers.B6]*[.F31]*[.N31]/[.G31]" office:value-type="float" office:value="100" calcext:value-type="float">
            <text:p>100</text:p>
          </table:table-cell>
          <table:table-cell table:formula="of:=[.K32]/[.F32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289:8313]</text:p>
          </table:table-cell>
          <table:table-cell office:value-type="string" calcext:value-type="string">
            <text:p>convolution</text:p>
          </table:table-cell>
          <table:table-cell office:value-type="float" office:value="3.1166" calcext:value-type="float">
            <text:p>3.1166</text:p>
          </table:table-cell>
          <table:table-cell office:value-type="float" office:value="4.1563" calcext:value-type="float">
            <text:p>4.1563</text:p>
          </table:table-cell>
          <table:table-cell office:value-type="float" office:value="3.1166" calcext:value-type="float">
            <text:p>3.1166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17]" office:value-type="float" office:value="4.1563" calcext:value-type="float">
            <text:p>4.1563</text:p>
          </table:table-cell>
          <table:table-cell table:formula="of:=[.K$32]" office:value-type="float" office:value="100" calcext:value-type="float">
            <text:p>100</text:p>
          </table:table-cell>
          <table:table-cell table:formula="of:=[.K33]/[.F33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314:8338]</text:p>
          </table:table-cell>
          <table:table-cell office:value-type="string" calcext:value-type="string">
            <text:p>convolution</text:p>
          </table:table-cell>
          <table:table-cell office:value-type="float" office:value="3.9111" calcext:value-type="float">
            <text:p>3.9111</text:p>
          </table:table-cell>
          <table:table-cell office:value-type="float" office:value="5.5445" calcext:value-type="float">
            <text:p>5.5445</text:p>
          </table:table-cell>
          <table:table-cell office:value-type="float" office:value="3.9111" calcext:value-type="float">
            <text:p>3.9111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18]" office:value-type="float" office:value="5.5445" calcext:value-type="float">
            <text:p>5.5445</text:p>
          </table:table-cell>
          <table:table-cell table:formula="of:=[.K$32]" office:value-type="float" office:value="100" calcext:value-type="float">
            <text:p>100</text:p>
          </table:table-cell>
          <table:table-cell table:formula="of:=[.K34]/[.F34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339:8363]</text:p>
          </table:table-cell>
          <table:table-cell office:value-type="string" calcext:value-type="string">
            <text:p>convolution</text:p>
          </table:table-cell>
          <table:table-cell office:value-type="float" office:value="6.1321" calcext:value-type="float">
            <text:p>6.1321</text:p>
          </table:table-cell>
          <table:table-cell office:value-type="float" office:value="10.3487" calcext:value-type="float">
            <text:p>10.3487</text:p>
          </table:table-cell>
          <table:table-cell office:value-type="float" office:value="6.1321" calcext:value-type="float">
            <text:p>6.1321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19]" office:value-type="float" office:value="10.3487" calcext:value-type="float">
            <text:p>10.3487</text:p>
          </table:table-cell>
          <table:table-cell table:formula="of:=[.K$32]" office:value-type="float" office:value="100" calcext:value-type="float">
            <text:p>100</text:p>
          </table:table-cell>
          <table:table-cell table:formula="of:=[.K35]/[.F35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364:8388]</text:p>
          </table:table-cell>
          <table:table-cell office:value-type="string" calcext:value-type="string">
            <text:p>convolution</text:p>
          </table:table-cell>
          <table:table-cell office:value-type="float" office:value="3.7646" calcext:value-type="float">
            <text:p>3.7646</text:p>
          </table:table-cell>
          <table:table-cell office:value-type="float" office:value="5.8363" calcext:value-type="float">
            <text:p>5.8363</text:p>
          </table:table-cell>
          <table:table-cell office:value-type="float" office:value="3.7646" calcext:value-type="float">
            <text:p>3.7646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0]" office:value-type="float" office:value="5.8363" calcext:value-type="float">
            <text:p>5.8363</text:p>
          </table:table-cell>
          <table:table-cell table:formula="of:=[.K$32]" office:value-type="float" office:value="100" calcext:value-type="float">
            <text:p>100</text:p>
          </table:table-cell>
          <table:table-cell table:formula="of:=[.K36]/[.F36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389:8413]</text:p>
          </table:table-cell>
          <table:table-cell office:value-type="string" calcext:value-type="string">
            <text:p>convolution</text:p>
          </table:table-cell>
          <table:table-cell office:value-type="float" office:value="5.2523" calcext:value-type="float">
            <text:p>5.2523</text:p>
          </table:table-cell>
          <table:table-cell office:value-type="float" office:value="7.3378" calcext:value-type="float">
            <text:p>7.3378</text:p>
          </table:table-cell>
          <table:table-cell office:value-type="float" office:value="5.2523" calcext:value-type="float">
            <text:p>5.2523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1]" office:value-type="float" office:value="7.3378" calcext:value-type="float">
            <text:p>7.3378</text:p>
          </table:table-cell>
          <table:table-cell table:formula="of:=[.K$32]" office:value-type="float" office:value="100" calcext:value-type="float">
            <text:p>100</text:p>
          </table:table-cell>
          <table:table-cell table:formula="of:=[.K37]/[.F37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414:8438]</text:p>
          </table:table-cell>
          <table:table-cell office:value-type="string" calcext:value-type="string">
            <text:p>convolution</text:p>
          </table:table-cell>
          <table:table-cell office:value-type="float" office:value="4.1438" calcext:value-type="float">
            <text:p>4.1438</text:p>
          </table:table-cell>
          <table:table-cell office:value-type="float" office:value="6.4275" calcext:value-type="float">
            <text:p>6.4275</text:p>
          </table:table-cell>
          <table:table-cell office:value-type="float" office:value="4.1438" calcext:value-type="float">
            <text:p>4.1438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2]" office:value-type="float" office:value="6.4275" calcext:value-type="float">
            <text:p>6.4275</text:p>
          </table:table-cell>
          <table:table-cell table:formula="of:=[.K$32]" office:value-type="float" office:value="100" calcext:value-type="float">
            <text:p>100</text:p>
          </table:table-cell>
          <table:table-cell table:formula="of:=[.K38]/[.F38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439:8463]</text:p>
          </table:table-cell>
          <table:table-cell office:value-type="string" calcext:value-type="string">
            <text:p>convolution</text:p>
          </table:table-cell>
          <table:table-cell office:value-type="float" office:value="3.5971" calcext:value-type="float">
            <text:p>3.5971</text:p>
          </table:table-cell>
          <table:table-cell office:value-type="float" office:value="4.3844" calcext:value-type="float">
            <text:p>4.3844</text:p>
          </table:table-cell>
          <table:table-cell office:value-type="float" office:value="3.5971" calcext:value-type="float">
            <text:p>3.5971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3]" office:value-type="float" office:value="4.3844" calcext:value-type="float">
            <text:p>4.3844</text:p>
          </table:table-cell>
          <table:table-cell table:formula="of:=[.K$32]" office:value-type="float" office:value="100" calcext:value-type="float">
            <text:p>100</text:p>
          </table:table-cell>
          <table:table-cell table:formula="of:=[.K39]/[.F39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464:8488]</text:p>
          </table:table-cell>
          <table:table-cell office:value-type="string" calcext:value-type="string">
            <text:p>convolution</text:p>
          </table:table-cell>
          <table:table-cell office:value-type="float" office:value="3.8863" calcext:value-type="float">
            <text:p>3.8863</text:p>
          </table:table-cell>
          <table:table-cell office:value-type="float" office:value="5.6478" calcext:value-type="float">
            <text:p>5.6478</text:p>
          </table:table-cell>
          <table:table-cell office:value-type="float" office:value="3.8863" calcext:value-type="float">
            <text:p>3.8863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4]" office:value-type="float" office:value="5.6478" calcext:value-type="float">
            <text:p>5.6478</text:p>
          </table:table-cell>
          <table:table-cell table:formula="of:=[.K$32]" office:value-type="float" office:value="100" calcext:value-type="float">
            <text:p>100</text:p>
          </table:table-cell>
          <table:table-cell table:formula="of:=[.K40]/[.F40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489:8513]</text:p>
          </table:table-cell>
          <table:table-cell office:value-type="string" calcext:value-type="string">
            <text:p>convolution</text:p>
          </table:table-cell>
          <table:table-cell office:value-type="float" office:value="1.0618" calcext:value-type="float">
            <text:p>1.0618</text:p>
          </table:table-cell>
          <table:table-cell office:value-type="float" office:value="1.1231" calcext:value-type="float">
            <text:p>1.1231</text:p>
          </table:table-cell>
          <table:table-cell office:value-type="float" office:value="1.0618" calcext:value-type="float">
            <text:p>1.0618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5]" office:value-type="float" office:value="1.1231" calcext:value-type="float">
            <text:p>1.1231</text:p>
          </table:table-cell>
          <table:table-cell table:formula="of:=[.K$32]" office:value-type="float" office:value="100" calcext:value-type="float">
            <text:p>100</text:p>
          </table:table-cell>
          <table:table-cell table:formula="of:=[.K41]/[.F41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514:8538]</text:p>
          </table:table-cell>
          <table:table-cell office:value-type="string" calcext:value-type="string">
            <text:p>convolution</text:p>
          </table:table-cell>
          <table:table-cell office:value-type="float" office:value="3.0166" calcext:value-type="float">
            <text:p>3.0166</text:p>
          </table:table-cell>
          <table:table-cell office:value-type="float" office:value="4.3551" calcext:value-type="float">
            <text:p>4.3551</text:p>
          </table:table-cell>
          <table:table-cell office:value-type="float" office:value="3.0166" calcext:value-type="float">
            <text:p>3.0166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6]" office:value-type="float" office:value="4.3551" calcext:value-type="float">
            <text:p>4.3551</text:p>
          </table:table-cell>
          <table:table-cell table:formula="of:=[.K$32]" office:value-type="float" office:value="100" calcext:value-type="float">
            <text:p>100</text:p>
          </table:table-cell>
          <table:table-cell table:formula="of:=[.K42]/[.F42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539:8563]</text:p>
          </table:table-cell>
          <table:table-cell office:value-type="string" calcext:value-type="string">
            <text:p>convolution</text:p>
          </table:table-cell>
          <table:table-cell office:value-type="float" office:value="4.4324" calcext:value-type="float">
            <text:p>4.4324</text:p>
          </table:table-cell>
          <table:table-cell office:value-type="float" office:value="7.3167" calcext:value-type="float">
            <text:p>7.3167</text:p>
          </table:table-cell>
          <table:table-cell office:value-type="float" office:value="4.4324" calcext:value-type="float">
            <text:p>4.4324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7]" office:value-type="float" office:value="7.3167" calcext:value-type="float">
            <text:p>7.3167</text:p>
          </table:table-cell>
          <table:table-cell table:formula="of:=[.K$32]" office:value-type="float" office:value="100" calcext:value-type="float">
            <text:p>100</text:p>
          </table:table-cell>
          <table:table-cell table:formula="of:=[.K43]/[.F43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564:8588]</text:p>
          </table:table-cell>
          <table:table-cell office:value-type="string" calcext:value-type="string">
            <text:p>convolution</text:p>
          </table:table-cell>
          <table:table-cell office:value-type="float" office:value="4.7907" calcext:value-type="float">
            <text:p>4.7907</text:p>
          </table:table-cell>
          <table:table-cell office:value-type="float" office:value="6.464" calcext:value-type="float">
            <text:p>6.464</text:p>
          </table:table-cell>
          <table:table-cell office:value-type="float" office:value="4.7907" calcext:value-type="float">
            <text:p>4.7907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8]" office:value-type="float" office:value="6.464" calcext:value-type="float">
            <text:p>6.464</text:p>
          </table:table-cell>
          <table:table-cell table:formula="of:=[.K$32]" office:value-type="float" office:value="100" calcext:value-type="float">
            <text:p>100</text:p>
          </table:table-cell>
          <table:table-cell table:formula="of:=[.K44]/[.F44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589:8613]</text:p>
          </table:table-cell>
          <table:table-cell office:value-type="string" calcext:value-type="string">
            <text:p>convolution</text:p>
          </table:table-cell>
          <table:table-cell office:value-type="float" office:value="5.2388" calcext:value-type="float">
            <text:p>5.2388</text:p>
          </table:table-cell>
          <table:table-cell office:value-type="float" office:value="8.2615" calcext:value-type="float">
            <text:p>8.2615</text:p>
          </table:table-cell>
          <table:table-cell office:value-type="float" office:value="5.2388" calcext:value-type="float">
            <text:p>5.2388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9]" office:value-type="float" office:value="8.2615" calcext:value-type="float">
            <text:p>8.2615</text:p>
          </table:table-cell>
          <table:table-cell table:formula="of:=[.K$32]" office:value-type="float" office:value="100" calcext:value-type="float">
            <text:p>100</text:p>
          </table:table-cell>
          <table:table-cell table:formula="of:=[.K45]/[.F45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614:8638]</text:p>
          </table:table-cell>
          <table:table-cell office:value-type="string" calcext:value-type="string">
            <text:p>convolution</text:p>
          </table:table-cell>
          <table:table-cell office:value-type="float" office:value="3.6932" calcext:value-type="float">
            <text:p>3.6932</text:p>
          </table:table-cell>
          <table:table-cell office:value-type="float" office:value="4.815" calcext:value-type="float">
            <text:p>4.815</text:p>
          </table:table-cell>
          <table:table-cell office:value-type="float" office:value="3.6932" calcext:value-type="float">
            <text:p>3.6932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30]" office:value-type="float" office:value="4.815" calcext:value-type="float">
            <text:p>4.815</text:p>
          </table:table-cell>
          <table:table-cell table:formula="of:=[.K$32]" office:value-type="float" office:value="100" calcext:value-type="float">
            <text:p>100</text:p>
          </table:table-cell>
          <table:table-cell table:formula="of:=[.K46]/[.F46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639:8663]</text:p>
          </table:table-cell>
          <table:table-cell office:value-type="string" calcext:value-type="string">
            <text:p>convolution</text:p>
          </table:table-cell>
          <table:table-cell office:value-type="float" office:value="2.6544" calcext:value-type="float">
            <text:p>2.6544</text:p>
          </table:table-cell>
          <table:table-cell office:value-type="float" office:value="3.8697" calcext:value-type="float">
            <text:p>3.8697</text:p>
          </table:table-cell>
          <table:table-cell office:value-type="float" office:value="2.6544" calcext:value-type="float">
            <text:p>2.6544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31]" office:value-type="float" office:value="3.8697" calcext:value-type="float">
            <text:p>3.8697</text:p>
          </table:table-cell>
          <table:table-cell table:formula="of:=[.K$32]" office:value-type="float" office:value="100" calcext:value-type="float">
            <text:p>100</text:p>
          </table:table-cell>
          <table:table-cell table:formula="of:=[.K47]/[.F47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664:8783]</text:p>
          </table:table-cell>
          <table:table-cell office:value-type="string" calcext:value-type="string">
            <text:p>full</text:p>
          </table:table-cell>
          <table:table-cell office:value-type="float" office:value="120" calcext:value-type="float">
            <text:p>120</text:p>
          </table:table-cell>
          <table:table-cell office:value-type="float" office:value="7547.7" calcext:value-type="float">
            <text:p>7547.7</text:p>
          </table:table-cell>
          <table:table-cell office:value-type="float" office:value="24.2367" calcext:value-type="float">
            <text:p>24.2367</text:p>
          </table:table-cell>
          <table:table-cell office:value-type="float" office:value="120" calcext:value-type="float">
            <text:p>120</text:p>
          </table:table-cell>
          <table:table-cell table:formula="of:=[$layers.C7]" office:value-type="float" office:value="1" calcext:value-type="float">
            <text:p>1</text:p>
          </table:table-cell>
          <table:table-cell table:formula="of:=[.F47]*[layers.B7]" office:value-type="float" office:value="400" calcext:value-type="float">
            <text:p>400</text:p>
          </table:table-cell>
          <table:table-cell table:formula="of:=[.K48]/[.H48]" office:value-type="float" office:value="120" calcext:value-type="float">
            <text:p>120</text:p>
          </table:table-cell>
          <table:table-cell table:formula="of:=SUM([.E32:.E47])" office:value-type="float" office:value="62.8975" calcext:value-type="float">
            <text:p>62.8975</text:p>
          </table:table-cell>
          <table:table-cell table:formula="of:=[layers.B7]*[.F47]*[.N47]/[.G47]" office:value-type="float" office:value="48000" calcext:value-type="float">
            <text:p>48000</text:p>
          </table:table-cell>
          <table:table-cell table:formula="of:=[.K48]/[.F48]" office:value-type="float" office:value="400" calcext:value-type="float">
            <text:p>400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784:8867]</text:p>
          </table:table-cell>
          <table:table-cell office:value-type="string" calcext:value-type="string">
            <text:p>full</text:p>
          </table:table-cell>
          <table:table-cell office:value-type="float" office:value="84" calcext:value-type="float">
            <text:p>84</text:p>
          </table:table-cell>
          <table:table-cell office:value-type="float" office:value="2035.8828" calcext:value-type="float">
            <text:p>2035.8828</text:p>
          </table:table-cell>
          <table:table-cell office:value-type="float" office:value="21.3476" calcext:value-type="float">
            <text:p>21.3476</text:p>
          </table:table-cell>
          <table:table-cell office:value-type="float" office:value="84" calcext:value-type="float">
            <text:p>84</text:p>
          </table:table-cell>
          <table:table-cell table:formula="of:=[$layers.C8]" office:value-type="float" office:value="1" calcext:value-type="float">
            <text:p>1</text:p>
          </table:table-cell>
          <table:table-cell table:formula="of:=[.F48]*[layers.B8]" office:value-type="float" office:value="120" calcext:value-type="float">
            <text:p>120</text:p>
          </table:table-cell>
          <table:table-cell table:formula="of:=[.K49]/[.H49]" office:value-type="float" office:value="84" calcext:value-type="float">
            <text:p>84</text:p>
          </table:table-cell>
          <table:table-cell table:formula="of:=[.E48]" office:value-type="float" office:value="24.2367" calcext:value-type="float">
            <text:p>24.2367</text:p>
          </table:table-cell>
          <table:table-cell table:formula="of:=[layers.B8]*[.F48]*[.N48]/[.G48]" office:value-type="float" office:value="10080" calcext:value-type="float">
            <text:p>10080</text:p>
          </table:table-cell>
          <table:table-cell table:formula="of:=[.K49]/[.F49]" office:value-type="float" office:value="120" calcext:value-type="float">
            <text:p>12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868:8967]</text:p>
          </table:table-cell>
          <table:table-cell office:value-type="string" calcext:value-type="string">
            <text:p>full</text:p>
          </table:table-cell>
          <table:table-cell office:value-type="float" office:value="100" calcext:value-type="float">
            <text:p>100</text:p>
          </table:table-cell>
          <table:table-cell office:value-type="float" office:value="2134.76" calcext:value-type="float">
            <text:p>2134.76</text:p>
          </table:table-cell>
          <table:table-cell office:value-type="float" office:value="7.9083" calcext:value-type="float">
            <text:p>7.9083</text:p>
          </table:table-cell>
          <table:table-cell office:value-type="float" office:value="100" calcext:value-type="float">
            <text:p>100</text:p>
          </table:table-cell>
          <table:table-cell table:formula="of:=[$layers.C9]" office:value-type="float" office:value="1" calcext:value-type="float">
            <text:p>1</text:p>
          </table:table-cell>
          <table:table-cell table:formula="of:=[.F49]*[layers.B9]" office:value-type="float" office:value="84" calcext:value-type="float">
            <text:p>84</text:p>
          </table:table-cell>
          <table:table-cell table:formula="of:=[.K50]/[.H50]" office:value-type="float" office:value="100" calcext:value-type="float">
            <text:p>100</text:p>
          </table:table-cell>
          <table:table-cell table:formula="of:=[.E49]" office:value-type="float" office:value="21.3476" calcext:value-type="float">
            <text:p>21.3476</text:p>
          </table:table-cell>
          <table:table-cell table:formula="of:=[layers.B9]*[.F49]*[.N49]/[.G49]" office:value-type="float" office:value="8400" calcext:value-type="float">
            <text:p>8400</text:p>
          </table:table-cell>
          <table:table-cell table:formula="of:=[.K50]/[.F50]" office:value-type="float" office:value="84" calcext:value-type="float">
            <text:p>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0"/>
        </table:table-row>
      </table:table>
      <table:table table:name="layers" table:style-name="ta1">
        <table:table-column table:style-name="co3" table:number-columns-repeated="3" table:default-cell-style-name="Default"/>
        <table:table-row table:style-name="ro1">
          <table:table-cell table:style-name="ce5" office:value-type="string" calcext:value-type="string">
            <text:p>layer</text:p>
          </table:table-cell>
          <table:table-cell table:style-name="ce5" office:value-type="string" calcext:value-type="string">
            <text:p>input blocks (previous layer) for each block in layer</text:p>
          </table:table-cell>
          <table:table-cell office:value-type="string" calcext:value-type="string">
            <text:p>output-line-fanout</text:p>
          </table:table-cell>
        </table:table-row>
        <table:table-row table:style-name="ro1">
          <table:table-cell table:style-name="ce6" office:value-type="string" calcext:value-type="string">
            <text:p>input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nvolut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-pool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nvoluti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-poo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15:10:37.69446965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20T15:33:51.580832535</dc:date>
    <dc:creator>Elkin Cruz</dc:creator>
    <meta:editing-duration>PT30M31S</meta:editing-duration>
    <meta:editing-cycles>4</meta:editing-cycles>
    <meta:generator>LibreOffice/7.2.5.2.0$Linux_X86_64 LibreOffice_project/20$Build-2</meta:generator>
    <meta:document-statistic meta:table-count="2" meta:cell-count="662" meta:object-count="0"/>
  </office:meta>
</office:document-meta>
</file>